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nfoImpl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addLockToken( String lock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removeSubscription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nfoImpl.createSubscription( IdFactory idFactory , EventFilter [ ]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nfo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SessionInfoImpl( Session session , Credentials credentials , NameFactory nameFactory , PathFactory path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ssionInfoImpl.removeLockToken( String lock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getSub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nfoImpl.duplicateCredentials( Credentials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nfoImpl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nfoImpl.getName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nfo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